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/>
      <style:text-properties fo:font-weight="bold"/>
    </style:style>
    <style:style style:name="P3" style:family="paragraph" style:parent-style-name="Heading_20_2">
      <style:paragraph-properties fo:line-height="100%" fo:text-align="start" style:justify-single-word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livro">
        <text:section text:style-name="Sect1" text:name="Seção1">
          <text:section text:style-name="Sect1" text:name="Seção2">
            <text:section text:style-name="Sect1" text:name="Seção3">
              <text:section text:style-name="Sect1" text:name="Seção4">
                <text:section text:style-name="Sect1" text:name="Seção5">
                  <text:section text:style-name="Sect1" text:name="Seção6">
                    <text:section text:style-name="Sect1" text:name="Seção7">
                      <text:section text:style-name="Sect1" text:name="Seção8">
                        <text:section text:style-name="Sect1" text:name="Seção9">
                          <text:section text:style-name="Sect1" text:name="Seção10">
                            <text:h text:style-name="P3" text:outline-level="2"><text:bookmark text:name="livro"/>Colossenses</text:h>
                            <text:section text:style-name="Sect1" text:name="cap1">
                              <text:p text:style-name="P1">1 Paulo, apóstolo de Cristo Jesus pela vontade de Deus, e o irmão Timóteo,</text:p>
                              <text:p text:style-name="P1">2 aos santos e fiéis irmãos em Cristo que estão em Colossos: Graças a vós, e paz da parte de Deus nosso Pai.</text:p>
                              <text:p text:style-name="P1">3 Graças damos a Deus, Pai de nosso Senhor Jesus Cristo, orando sempre por vós,</text:p>
                              <text:p text:style-name="P1">4 desde que ouvimos falar da vossa fé em Cristo Jesus, e do amor que tendes a todos os santos,</text:p>
                              <text:p text:style-name="P1">5 por causa da esperança que vos está reservada nos céus, da qual antes ouvistes pela palavra da verdade do evangelho,</text:p>
                              <text:p text:style-name="P1">6 que já chegou a vós, como também está em todo o mundo, frutificando e crescendo, assim como entre vós desde o dia em que ouvistes e conhecestes a graça de Deus em verdade,</text:p>
                              <text:p text:style-name="P1">7 segundo aprendestes de Epafras, nosso amado conservo, que por nós é fiel ministro de Cristo.</text:p>
                              <text:p text:style-name="P1">8 O qual também nos declarou o vosso amor no Espírito.</text:p>
                              <text:p text:style-name="P1">9 Por esta razão, nós também, desde o dia em que ouvimos, não cessamos de orar por vós, e de pedir que sejais cheios do pleno conhecimento da sua vontade, em toda a sabedoria e entendimento espiritual;</text:p>
                              <text:p text:style-name="P1">10 para que possais andar de maneira digna do Senhor, agradando-lhe em tudo, frutificando em toda boa obra, e crescendo no conhecimento de Deus,</text:p>
                              <text:p text:style-name="P1">11 corroborados com toda a fortaleza, segundo o poder da sua glória, para toda a perseverança e longanimidade com gozo;</text:p>
                              <text:p text:style-name="P1">12 dando graças ao Pai que vos fez idôneos para participar da herança dos santos na luz,</text:p>
                              <text:p text:style-name="P1">13 e que nos tirou do poder das trevas, e nos transportou para o reino do seu Filho amado;</text:p>
                              <text:p text:style-name="P1">14 em quem temos a redenção, a saber, a remissão dos pecados;</text:p>
                              <text:p text:style-name="P1">15 o qual é imagem do Deus invisível, o primogênito de toda a criação;</text:p>
                              <text:p text:style-name="P1">16 porque nele foram criadas todas as coisas nos céus e na terra, as visíveis e as invisíveis, sejam tronos, sejam dominações, sejam principados, sejam potestades; tudo foi criado por ele e para ele.</text:p>
                              <text:p text:style-name="P1">17 Ele é antes de todas as coisas, e nele subsistem todas as coisas;</text:p>
                              <text:p text:style-name="P1">18 também ele é a cabeça do corpo, da igreja; é o princípio, o primogênito dentre os mortos, para que em tudo tenha a preeminência,</text:p>
                              <text:p text:style-name="P1">19 porque aprouve a Deus que nele habitasse toda a plenitude,</text:p>
                              <text:p text:style-name="P1">20 e que, havendo por ele feito a paz pelo sangue da sua cruz, por meio dele reconciliasse consigo mesmo todas as coisas, tanto as que estão na terra como as que estão nos céus.</text:p>
                              <text:p text:style-name="P1">21 A vós também, que outrora éreis estranhos, e inimigos no entendimento pelas vossas obras más,</text:p>
                              <text:p text:style-name="P1">22 agora contudo vos reconciliou no corpo da sua carne, pela morte, a fim de perante ele vos apresentar santos, sem defeito e irrepreensíveis,</text:p>
                              <text:p text:style-name="P1">23 se é que permaneceis na fé, fundados e firmes, não vos deixando apartar da esperança do evangelho que ouvistes, e que foi pregado a toda criatura que há debaixo do céu, e do qual eu, Paulo, fui constituído ministro.</text:p>
                              <text:p text:style-name="P1">24 Agora me regozijo no meio dos meus sofrimentos por vós, e cumpro na minha carne o que resta das aflições de Cristo, por amor do seu corpo, que é a igreja;</text:p>
                              <text:p text:style-name="P1"><text:soft-page-break/>25 da qual eu fui constituído ministro segundo a dispensação de Deus, que me foi concedida para convosco, a fim de cumprir a palavra de Deus,</text:p>
                              <text:p text:style-name="P1">26 o mistério que esteve oculto dos séculos, e das gerações; mas agora foi manifesto aos seus santos,</text:p>
                              <text:p text:style-name="P1">27 a quem Deus quis fazer conhecer quais são as riquezas da glória deste mistério entre os gentios, que é Cristo em vós, a esperança da glória;</text:p>
                              <text:p text:style-name="P1">28 o qual nós anunciamos, admoestando a todo homem, e ensinando a todo homem em toda a sabedoria, para que apresentemos todo homem perfeito em Cristo;</text:p>
                              <text:p text:style-name="P1">29 para isso também trabalho, lutando segundo a sua eficácia, que opera em mim poderosamente.</text:p>
                            </text:section>
                            <text:section text:style-name="Sect1" text:name="Seção11">
                              <text:p text:style-name="P2"><text:bookmark text:name="cap1"/>COLOSSENSES-[Capitulo 2]</text:p>
                              <text:p text:style-name="P1">1 Pois quero que saibais quão grande luta tenho por vós, e pelos que estão em Laodicéia, e por quantos não viram a minha pessoa;</text:p>
                              <text:p text:style-name="P1">2 para que os seus corações sejam animados, estando unidos em amor, e enriquecidos da plenitude do entendimento para o pleno conhecimento do mistério de Deus - Cristo,</text:p>
                              <text:p text:style-name="P1">3 no qual estão escondidos todos os tesouros da sabedoria e da ciência.</text:p>
                              <text:p text:style-name="P1">4 Digo isto, para que ninguém vos engane com palavras persuasivas.</text:p>
                              <text:p text:style-name="P1">5 Porque ainda que eu esteja ausente quanto ao corpo, contudo em espírito estou convosco, regozijando-me, e vendo a vossa ordem e a firmeza da vossa fé em Cristo.</text:p>
                              <text:p text:style-name="P1">6 Portanto, assim como recebestes a Cristo Jesus, o Senhor, assim também nele andai,</text:p>
                              <text:p text:style-name="P1">7 arraigados e edificados nele, e confirmados na fé, assim como fostes ensinados, abundando em ação de graças.</text:p>
                              <text:p text:style-name="P1">8 Tendo cuidado para que ninguém vos faça presa sua, por meio de filosofias e vãs sutilezas, segundo a tradição dos homens, segundo os rudimentos do mundo, e não segundo Cristo;</text:p>
                              <text:p text:style-name="P1">9 porque nele habita corporalmente toda a plenitude da divindade,</text:p>
                              <text:p text:style-name="P1">10 e tendes a vossa plenitude nele, que é a cabeça de todo principado e potestade,</text:p>
                              <text:p text:style-name="P1">11 no qual também fostes circuncidados com a circuncisão não feita por mãos no despojar do corpo da carne, a saber, a circuncisão de Cristo;</text:p>
                              <text:p text:style-name="P1">12 tendo sido sepultados com ele no batismo, no qual também fostes ressuscitados pela fé no poder de Deus, que o ressuscitou dentre os mortos;</text:p>
                              <text:p text:style-name="P1">13 e a vós, quando estáveis mortos nos vossos delitos e na incircuncisão da vossa carne, vos vivificou juntamente com ele, perdoando-nos todos os delitos;</text:p>
                              <text:p text:style-name="P1">14 e havendo riscado o escrito de dívida que havia contra nós nas suas ordenanças, o qual nos era contrário, removeu-o do meio de nós, cravando-o na cruz;</text:p>
                              <text:p text:style-name="P1">15 e, tendo despojado os principados e potestades, os exibiu publicamente e deles triunfou na mesma cruz.</text:p>
                              <text:p text:style-name="P1">16 Ninguém, pois, vos julgue pelo comer, ou pelo beber, ou por causa de dias de festa, ou de lua nova, ou de sábados,</text:p>
                              <text:p text:style-name="P1">17 que são sombras das coisas vindouras; mas o corpo é de Cristo.</text:p>
                              <text:p text:style-name="P1">18 Ninguém atue como árbitro contra vós, afetando humildade ou culto aos anjos, firmando-se em coisas que tenha visto, inchado vãmente pelo seu entendimento carnal,</text:p>
                              <text:p text:style-name="P1"><text:soft-page-break/>19 e não retendo a Cabeça, da qual todo o corpo, provido e organizado pelas juntas e ligaduras, vai crescendo com o aumento concedido por Deus.</text:p>
                              <text:p text:style-name="P1">20 Se morrestes com Cristo quanto aos rudimentos do mundo, por que vos sujeitais ainda a ordenanças, como se vivêsseis no mundo,</text:p>
                              <text:p text:style-name="P1">21 tais como: não toques, não proves, não manuseies</text:p>
                              <text:p text:style-name="P1">22 (as quais coisas todas hão de perecer pelo uso), segundo os preceitos e doutrinas dos homens?</text:p>
                              <text:p text:style-name="P1">23 As quais têm, na verdade, alguma aparência de sabedoria em culto voluntário, humildade fingida, e severidade para com o corpo, mas não têm valor algum no combate contra a satisfação da carne.</text:p>
                            </text:section>
                            <text:section text:style-name="Sect1" text:name="cap2">
                              <text:p text:style-name="P2">COLOSSENSES-[Capitulo 3]</text:p>
                              <text:p text:style-name="P1">1 Se, pois, fostes ressuscitados juntamente com Cristo, buscai as coisas que são de cima, onde Cristo está assentado à destra de Deus.</text:p>
                              <text:p text:style-name="P1">2 Pensai nas coisas que são de cima, e não nas que são da terra;</text:p>
                              <text:p text:style-name="P1">3 porque morrestes, e a vossa vida está escondida com Cristo em Deus.</text:p>
                              <text:p text:style-name="P1">4 Quando Cristo, que é a nossa vida, se manifestar, então também vós vos manifestareis com ele em glória.</text:p>
                              <text:p text:style-name="P1">5 Exterminai, pois, as vossas inclinações carnais; a prostituição, a impureza, a paixão, a vil concupiscência, e a avareza, que é idolatria;</text:p>
                              <text:p text:style-name="P1">6 pelas quais coisas vem a ira de Deus sobre os filhos da desobediência;</text:p>
                              <text:p text:style-name="P1">7 nas quais também em outro tempo andastes, quando vivíeis nelas;</text:p>
                              <text:p text:style-name="P1">8 mas agora despojai-vos também de tudo isto: da ira, da cólera, da malícia, da maledicência, das palavras torpes da vossa boca;</text:p>
                              <text:p text:style-name="P1">9 não mintais uns aos outros, pois que já vos despistes do homem velho com os seus feitos,</text:p>
                              <text:p text:style-name="P1">10 e vos vestistes do novo, que se renova para o pleno conhecimento, segundo a imagem daquele que o criou;</text:p>
                              <text:p text:style-name="P1">11 onde não há grego nem judeu, circuncisão nem incircuncisão, bárbaro, cita, escravo ou livre, mas Cristo é tudo em todos.</text:p>
                              <text:p text:style-name="P1">12 Revestí-vos, pois, como eleitos de Deus, santos e amados, de coração compassivo, de benignidade, humildade, mansidão, longanimidade,</text:p>
                              <text:p text:style-name="P1">13 suportando-vos e perdoando-vos uns aos outros, se alguém tiver queixa contra outro; assim como o Senhor vos perdoou, assim fazei vós também.</text:p>
                              <text:p text:style-name="P1">14 E, sobre tudo isto, revestí-vos do amor, que é o vínculo da perfeição.</text:p>
                              <text:p text:style-name="P1">15 E a paz de Cristo, para a qual também fostes chamados em um corpo, domine em vossos corações; e sede agradecidos.</text:p>
                              <text:p text:style-name="P1">16 A palavra de Cristo habite em vós ricamente, em toda a sabedoria; ensinai-vos e admoestai-vos uns aos outros, com salmos, hinos e cânticos espirituais, louvando a Deus com gratidão em vossos corações.</text:p>
                              <text:p text:style-name="P1">17 E tudo quanto fizerdes por palavras ou por obras, fazei-o em nome do Senhor Jesus, dando por ele graças a Deus Pai.</text:p>
                              <text:p text:style-name="P1">18 Vós, mulheres, sede submissas a vossos maridos, como convém no Senhor.</text:p>
                              <text:p text:style-name="P1"><text:soft-page-break/>19 Vós, maridos, amai a vossas mulheres, e não as trateis asperamente.</text:p>
                              <text:p text:style-name="P1">20 Vós, filhos, obedecei em tudo a vossos pais; porque isto é agradável a Iavé.</text:p>
                              <text:p text:style-name="P1">21 Vós, pais, não irriteis a vossos filhos, para que não fiquem desanimados.</text:p>
                              <text:p text:style-name="P1">22 Vós, servos, obedecei em tudo a vossos senhores segundo a carne, não servindo somente à vista como para agradar aos homens, mas em singeleza de coração, temendo a Iavé.</text:p>
                              <text:p text:style-name="P1">23 E tudo quanto fizerdes, fazei-o de coração, como a Iavé, e não aos homens,</text:p>
                              <text:p text:style-name="P1">24 sabendo que do Senhor recebereis como recompensa a herança; servi a Cristo, o Senhor.</text:p>
                              <text:p text:style-name="P1">25 Pois quem faz injustiça receberá a paga da injustiça que fez; e não há acepção de pessoas.</text:p>
                            </text:section>
                            <text:section text:style-name="Sect1" text:name="cap3">
                              <text:p text:style-name="P2">COLOSSENSES-[Capitulo 4]</text:p>
                              <text:p text:style-name="P1">1 Vós, senhores, dai a vossos servos o que é de justiça e eqüidade, sabendo que também vós tendes um Senhor no céu.</text:p>
                              <text:p text:style-name="P1">2 Perseverai na oração, velando nela com ações de graças,</text:p>
                              <text:p text:style-name="P1">3 orando ao mesmo tempo também por nós, para que Deus nos abra uma porta à palavra, a fim de falarmos o mistério de Cristo, pelo qual também estou preso,</text:p>
                              <text:p text:style-name="P1">4 para que eu o manifeste como devo falar.</text:p>
                              <text:p text:style-name="P1">5 Andai em sabedoria para com os que estão de fora, usando bem cada oportunidade.</text:p>
                              <text:p text:style-name="P1">6 A vossa palavra seja sempre com graça, temperada com sal, para saberdes como deveis responder a cada um.</text:p>
                              <text:p text:style-name="P1">7 Tíquico, o irmão amado, fiel ministro e conservo no Senhor, vos fará conhecer a minha situação;</text:p>
                              <text:p text:style-name="P1">8 o qual vos envio para este mesmo fim, para que saibais o nosso estado e ele conforte os vossos corações,</text:p>
                              <text:p text:style-name="P1">9 juntamente com Onésimo, fiel e amado irmão, que é um de vós; eles vos farão saber tudo o que aqui se passa.</text:p>
                              <text:p text:style-name="P1">10 Saúda-vos Aristarco, meu companheiro de prisão, e Marcos, o primo de Barnabé (a respeito do qual recebestes instruções; se for ter convosco, recebei-o),</text:p>
                              <text:p text:style-name="P1">11 e Jesus, que se chama Justo, sendo unicamente estes, dentre a circuncisão, os meus cooperadores no reino de Deus; os quais têm sido para mim uma consolação.</text:p>
                              <text:p text:style-name="P1">12 Saúda-vos Epafras, que é um de vós, servo de Cristo Jesus, e que sempre luta por vós nas suas orações, para que permaneçais perfeitos e plenamente seguros em toda a vontade de Deus.</text:p>
                              <text:p text:style-name="P1">13 Pois dou-lhe testemunho de que tem grande zelo por vós, como também pelos que estão em Laodicéia, e pelos que estão em Hierápolis.</text:p>
                              <text:p text:style-name="P1">14 Saúda-vos Lucas, o médico amado, e Demas.</text:p>
                              <text:p text:style-name="P1">15 Saudai aos irmãos que estão em Laodicéia, e a Ninfas e a igreja que está em sua casa.</text:p>
                              <text:p text:style-name="P1">16 Depois que for lida esta carta entre vós, fazei que o seja também na igreja dos laodicenses; e a de Laodicéia lede-a vós também.</text:p>
                              <text:p text:style-name="P1">17 E dizei a Arquipo: Cuida do ministério que recebestes no Senhor, para o cumprires.</text:p>
                              <text:p text:style-name="P1">18 Esta saudação é de próprio punho, de Paulo. Lembrai-vos das minhas cadeias. A graça seja convosco.</text:p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9T16:58:01.635096135</meta:creation-date>
    <dc:date>2023-10-29T17:52:28.274474226</dc:date>
    <meta:editing-duration>PT17M11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4" meta:paragraph-count="99" meta:word-count="1953" meta:character-count="10849" meta:non-whitespace-character-count="8995"/>
  </office:meta>
</office:document-meta>
</file>